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ActionEnumDeser.deserialze( DefaultJSONParser parser , Type type , Object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g_for_Issue_60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g_for_Issue_603.OrderActionEnum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ActionEnumDes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